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c3f9" officeooo:paragraph-rsid="0001c3f9"/>
    </style:style>
    <style:style style:name="P2" style:family="paragraph" style:parent-style-name="Standard">
      <style:text-properties officeooo:rsid="00039967" officeooo:paragraph-rsid="00039967"/>
    </style:style>
    <style:style style:name="T1" style:family="text">
      <style:text-properties officeooo:rsid="00039967"/>
    </style:style>
    <style:style style:name="T2" style:family="text">
      <style:text-properties officeooo:rsid="0004accf"/>
    </style:style>
    <style:style style:name="T3" style:family="text">
      <style:text-properties officeooo:rsid="000569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Anderson</text:p>
      <text:p text:style-name="P1">EECS 776</text:p>
      <text:p text:style-name="P1">Project Description</text:p>
      <text:p text:style-name="P1"/>
      <text:p text:style-name="P1"><text:tab/>My project is the implementation of an abstract data tree and the corresponding interpreter of said tree for a relatively simple lisp-like language. The project has gone through approximately 3 iterations starting approximately a month or two ago. <text:span text:style-name="T1">Further I built a type-checker for a portion of the language. I would have continued working on the type checker but I realized somewhat late that the project was due Friday at 10 am rather than 4 pm as I had believed.</text:span></text:p>
      <text:p text:style-name="P1"><text:tab/>The first iteration of the project was quite ugly. At that point I had not begun using monads and I had no distinction between elements of the language and values of the language. My evaluator was of type Env → AST → AST. While this was workable, I quickly decided to rewrite it to be a more traditional Env → AST → Value. This worked for quite a while, essentially until I began adding constructs that could result in failure <text:span text:style-name="T3">known only at runtime</text:span>. In particular: the division and the modulus operators. It was relatively easy to add an Error value, but simply doing so added a large number of unwanted pattern matching cases. I figured that there had to be a way similar to the Maybe monad that I could use – but rather than the failure case holding no information, the failure case holding information. I eventually found online the implementation of an evaluation monad which did the work for me (cited in Lang.hs). After that it was relatively simple to change my various constructs <text:span text:style-name="T1">to take advantage of the do notation. Typically I would do something along the lines of:</text:span></text:p>
      <text:p text:style-name="P1"><text:tab/><text:span text:style-name="T1">runLang (Add l r) = do</text:span></text:p>
      <text:p text:style-name="P1"><text:tab/><text:tab/><text:tab/><text:tab/><text:span text:style-name="T1">leftEval ← runLang l</text:span></text:p>
      <text:p text:style-name="P1"><text:tab/><text:tab/><text:tab/><text:tab/><text:span text:style-name="T1">rightEval ← runLang r</text:span></text:p>
      <text:p text:style-name="P1"><text:tab/><text:tab/><text:tab/><text:tab/><text:span text:style-name="T1">return $ IntV (leftEval + rightEval)</text:span></text:p>
      <text:p text:style-name="P1"><text:tab/><text:span text:style-name="T1">While this project was not simple by any means, it was also not the most difficult. I have taken Professor Alexander’s classes which gave me the knowledge of how to build such a language, and I learned Haskell this semester well enough. However there was one point that almost stumped me: a recursive let construct. Obviously one must have recursion in a functional, lisp-like language. However <text:s text:c="2"/>evaluation of a recursive let is more difficult than that of a non-recursive one. The non-recursive one is simple – evaluate the variable in the let with the given environment, then evaluate the body of the let with the given environment with the new variable prepended. However, to evaluate the variable of the let in the recursive case the environment must already contain that evaluation. The way this was solved in Professor Alexander’s Programming Languages (in Scheme) course was to create a fake value for your recursive variable and destructively change it after. That would obviously require the use of the IO monad which I wanted to avoid. Eventually I came up with the solution to use Haskell’s recursive ‘where’ construct and lazy nature to do the job for me as such:</text:span></text:p>
      <text:p text:style-name="P2">runLang env (Let varName varExpr body) =</text:p>
      <text:p text:style-name="P2"><text:s text:c="4"/>do</text:p>
      <text:p text:style-name="P2"><text:s text:c="8"/>runLang ((varName,argVal):env) body</text:p>
      <text:p text:style-name="P2"><text:s text:c="4"/>where argVal = evaluatorToValue $ runLang ((varName,argVal):env) varExpr</text:p>
      <text:p text:style-name="P2">Once I had made that breakthrough (and had thoroughly tested it) I made the decision to finish <text:span text:style-name="T2">and call the project complete</text:span>, as I was convinced that I had built a Turing-complete <text:span text:style-name="T2">language. </text:span></text:p>
      <text:p text:style-name="P2"><text:tab/><text:span text:style-name="T2">I did an alright job in the testing of this project. I wrote many test cases but did not use QuickCheck in them. Rather I built a simple testing framework which allowed me to give the AST input and the expected value output and I ran them. By the end of the project I had written some 35 or 40 tests, two of which were functions. That allowed for testing on repeated values. In particular the test case which takes two integers and determines if the first is divisible by the second is a function of two integers, and the test which takes a number and determines its primality is a function of one integer. </text:span><text:soft-page-break/><text:span text:style-name="T2">Once I had built those tests I began to realize the advantage of QuickCheck as it would quickly run the divisibility and primality test on many inputs, but at that point it was too late to switch over.</text:span></text:p>
      <text:p text:style-name="P2"><text:tab/><text:span text:style-name="T2">In the end, I was rather happy with this project. As I said, it was not incredibly difficult. However I extensively used functional programming without having to fall back on the IO monad, I used a number of data structures and the AST was a DSL, and I used and gained a better understanding of mona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00:40:37.111000000</meta:creation-date>
    <dc:date>2016-12-16T02:20:43.094000000</dc:date>
    <meta:editing-duration>PT1H17M2S</meta:editing-duration>
    <meta:editing-cycles>2</meta:editing-cycles>
    <meta:generator>LibreOffice/5.2.1.2$Windows_x86 LibreOffice_project/31dd62db80d4e60af04904455ec9c9219178d620</meta:generator>
    <meta:document-statistic meta:table-count="0" meta:image-count="0" meta:object-count="0" meta:page-count="2" meta:paragraph-count="17" meta:word-count="756" meta:character-count="4343" meta:non-whitespace-character-count="3564"/>
  </office:meta>
</office:document-meta>
</file>